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7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Sans-serif" fo:font-size="9pt" fo:font-weight="bold" officeooo:rsid="0709a4aa" officeooo:paragraph-rsid="0b4925c1" style:font-size-asian="9pt" style:font-weight-asian="bold" style:font-size-complex="9pt" style:font-weight-complex="bold"/>
    </style:style>
    <style:style style:name="P10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1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5b83d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19" style:family="paragraph" style:parent-style-name="Heading_20_2">
      <style:text-properties style:font-name="Sans-serif" officeooo:rsid="083c5dd1" officeooo:paragraph-rsid="083c5dd1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8fe7bc5" style:font-weight-asian="normal" style:font-weight-complex="normal"/>
    </style:style>
    <style:style style:name="T19" style:family="text">
      <style:text-properties fo:font-weight="normal" officeooo:rsid="09131e5d" style:font-weight-asian="normal" style:font-weight-complex="normal"/>
    </style:style>
    <style:style style:name="T20" style:family="text">
      <style:text-properties fo:font-weight="normal" officeooo:rsid="091f2201" style:font-weight-asian="normal" style:font-weight-complex="normal"/>
    </style:style>
    <style:style style:name="T21" style:family="text">
      <style:text-properties fo:font-weight="normal" officeooo:rsid="0924ed8f" style:font-weight-asian="normal" style:font-weight-complex="normal"/>
    </style:style>
    <style:style style:name="T22" style:family="text">
      <style:text-properties fo:font-weight="normal" officeooo:rsid="09269de3" style:font-weight-asian="normal" style:font-weight-complex="normal"/>
    </style:style>
    <style:style style:name="T23" style:family="text">
      <style:text-properties fo:font-weight="normal" officeooo:rsid="092a31bc" style:font-weight-asian="normal" style:font-weight-complex="normal"/>
    </style:style>
    <style:style style:name="T24" style:family="text">
      <style:text-properties fo:font-weight="normal" officeooo:rsid="092c017e" style:font-weight-asian="normal" style:font-weight-complex="normal"/>
    </style:style>
    <style:style style:name="T25" style:family="text">
      <style:text-properties fo:font-weight="normal" officeooo:rsid="092c3eb6" style:font-weight-asian="normal" style:font-weight-complex="normal"/>
    </style:style>
    <style:style style:name="T26" style:family="text">
      <style:text-properties fo:font-weight="normal" officeooo:rsid="093d9605" style:font-weight-asian="normal" style:font-weight-complex="normal"/>
    </style:style>
    <style:style style:name="T27" style:family="text">
      <style:text-properties fo:font-weight="normal" officeooo:rsid="0a0bee52" style:font-weight-asian="normal" style:font-weight-complex="normal"/>
    </style:style>
    <style:style style:name="T28" style:family="text">
      <style:text-properties fo:font-weight="normal" officeooo:rsid="0b27e453" style:font-weight-asian="normal" style:font-weight-complex="normal"/>
    </style:style>
    <style:style style:name="T29" style:family="text">
      <style:text-properties fo:font-weight="normal" officeooo:rsid="0b4120d9" style:font-weight-asian="normal" style:font-weight-complex="normal"/>
    </style:style>
    <style:style style:name="T30" style:family="text">
      <style:text-properties fo:font-weight="normal" officeooo:rsid="0b42b70f" style:font-weight-asian="normal" style:font-weight-complex="normal"/>
    </style:style>
    <style:style style:name="T31" style:family="text">
      <style:text-properties fo:font-weight="normal" officeooo:rsid="0b44255c" style:font-weight-asian="normal" style:font-weight-complex="normal"/>
    </style:style>
    <style:style style:name="T32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b20a104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b45b83d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b466af4" style:font-style-asian="italic" style:font-weight-asian="normal" style:font-style-complex="italic" style:font-weight-complex="normal"/>
    </style:style>
    <style:style style:name="T36" style:family="text">
      <style:text-properties fo:font-style="normal" officeooo:rsid="0716bceb" style:font-style-asian="normal" style:font-style-complex="normal"/>
    </style:style>
    <style:style style:name="T37" style:family="text">
      <style:text-properties fo:font-style="normal" officeooo:rsid="0914edeb" style:font-style-asian="normal" style:font-style-complex="normal"/>
    </style:style>
    <style:style style:name="T38" style:family="text">
      <style:text-properties fo:font-style="normal" officeooo:rsid="0b20a104" style:font-style-asian="normal" style:font-style-complex="normal"/>
    </style:style>
    <style:style style:name="T39" style:family="text">
      <style:text-properties fo:font-style="normal" officeooo:rsid="0b217ace" style:font-style-asian="normal" style:font-style-complex="normal"/>
    </style:style>
    <style:style style:name="T40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77a619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fo:font-size="9pt" fo:font-style="normal" fo:font-weight="bold" officeooo:rsid="0b2a07be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fo:font-size="9pt" fo:font-style="normal" fo:font-weight="bold" officeooo:rsid="0b2b5f13" style:font-size-asian="9pt" style:font-style-asian="normal" style:font-weight-asian="bold" style:font-size-complex="9pt" style:font-style-complex="normal" style:font-weight-complex="bold"/>
    </style:style>
    <style:style style:name="T70" style:family="text">
      <style:text-properties fo:font-size="9pt" fo:font-style="italic" fo:font-weight="normal" officeooo:rsid="09210f4c" style:font-size-asian="9pt" style:font-style-asian="italic" style:font-weight-asian="normal" style:font-size-complex="9pt" style:font-style-complex="italic" style:font-weight-complex="normal"/>
    </style:style>
    <style:style style:name="T71" style:family="text">
      <style:text-properties officeooo:rsid="0716bceb"/>
    </style:style>
    <style:style style:name="T72" style:family="text">
      <style:text-properties officeooo:rsid="077a6193"/>
    </style:style>
    <style:style style:name="T73" style:family="text">
      <style:text-properties officeooo:rsid="08c46e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19" text:outline-level="2">Abilities</text:h>
      <text:p text:style-name="P9"><text:span text:style-name="T3">●</text:span><text:span text:style-name="T72"> Kung Fu ○ ○ ○ ○</text:span><text:span text:style-name="T3"> </text:span><text:span text:style-name="T71">–</text:span><text:span text:style-name="T3"> </text:span><text:span text:style-name="T13">You’</text:span><text:span text:style-name="T29">re</text:span><text:span text:style-name="T13"> fight</text:span><text:span text:style-name="T29">ing</text:span><text:span text:style-name="T13"> </text:span><text:span text:style-name="T26">uncannily</text:span><text:span text:style-name="T17"> </text:span><text:span text:style-name="T9">with </text:span><text:span text:style-name="T23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5">with </text:span><text:span text:style-name="T24">your</text:span><text:span text:style-name="T16"> body, you can choose to do 1 or 2 harm</text:span><text:span text:style-name="T16">; with your weapon, 1-3 harm.</text:span></text:p>
      <text:p text:style-name="P3"/>
      <text:p text:style-name="P6"><text:span text:style-name="T14">I</text:span><text:span text:style-name="T2">conic weapon:</text:span></text:p>
      <text:p text:style-name="P2"/>
      <text:p text:style-name="P4"><text:span text:style-name="T71">○ Chi Control ○ ○ ○</text:span><text:span text:style-name="T3"> </text:span><text:span text:style-name="T71">–</text:span><text:span text:style-name="T3"> </text:span><text:span text:style-name="T18">You’</text:span><text:span text:style-name="T30">re</text:span><text:span text:style-name="T18"> </text:span><text:span text:style-name="T31">manipulating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19" text:outline-level="2"><text:span text:style-name="T73">Special </text:span>Moves</text:h>
      <text:p text:style-name="P5"><text:span text:style-name="T71">○ Eyes of the Mantis –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2">threat </text:span><text:span text:style-name="T5">you see </text:span><text:span text:style-name="T21">without moving your head or even your eyes.</text:span></text:p>
      <text:h text:style-name="P7" text:outline-level="1"/>
      <text:h text:style-name="P7" text:outline-level="1"><text:span text:style-name="T71">○ What wires? –</text:span><text:span text:style-name="T3"> </text:span><text:span text:style-name="T10">You jump really high, </text:span><text:span text:style-name="T20">can </text:span><text:span text:style-name="T10">kick off the scenery to go even higher, and </text:span><text:span text:style-name="T28">float gracefully back to the ground.</text:span></text:h>
      <text:h text:style-name="P10" text:outline-level="1"/>
      <text:h text:style-name="P8" text:outline-level="1"><text:span text:style-name="T71">○ Body of Iron –</text:span><text:span text:style-name="T3"> </text:span><text:span text:style-name="T11">You reinforce </text:span><text:span text:style-name="T12">your body</text:span><text:span text:style-name="T11"> with </text:span><text:span text:style-name="T27">conditioning and </text:span><text:span text:style-name="T12">your </text:span><text:span text:style-name="T11">spirit. </text:span><text:span text:style-name="T44">You </text:span><text:span text:style-name="T47">permanently </text:span><text:span text:style-name="T44">get </text:span><text:span text:style-name="T45">rank 2 of Health</text:span><text:span text:style-name="T55">⌝</text:span><text:span text:style-name="T45">.</text:span></text:h>
      <text:h text:style-name="P11" text:outline-level="1"/>
      <text:h text:style-name="P12" text:outline-level="1"><text:span text:style-name="T36">○ </text:span><text:span text:style-name="T39">With a fucking pencil!</text:span><text:span text:style-name="T36"> –</text:span><text:span text:style-name="T40"> </text:span><text:span text:style-name="T48">You grab an object close at hand. </text:span><text:span text:style-name="T49">Y</text:span><text:span text:style-name="T48">ou can use that object as if it were your iconic weapon </text:span><text:span text:style-name="T49">for the purposes of a single </text:span><text:span text:style-name="T53">move</text:span><text:span text:style-name="T49">—after which the object is </text:span><text:span text:style-name="T54">irretrievably</text:span><text:span text:style-name="T49"> lost or broken.</text:span></text:h>
      <text:h text:style-name="P14" text:outline-level="1"/>
      <text:h text:style-name="P13" text:outline-level="1"><text:span text:style-name="T36">○ </text:span><text:span text:style-name="T38">Drunken Master</text:span><text:span text:style-name="T36"> –</text:span><text:span text:style-name="T40"> </text:span><text:span text:style-name="T46">Ignore any mental status while using </text:span><text:span text:style-name="T38">kung fu</text:span><text:span text:style-name="T46"> to make a </text:span><text:span text:style-name="T33">story move</text:span><text:span text:style-name="T55">⌝</text:span><text:span text:style-name="T46">.</text:span></text:h>
      <text:h text:style-name="P15" text:outline-level="1"/>
      <text:h text:style-name="P13" text:outline-level="1"><text:span text:style-name="T36">○ </text:span><text:span text:style-name="T37">Fists of Steel</text:span><text:span text:style-name="T36"> –</text:span><text:span text:style-name="T40"> </text:span><text:span text:style-name="T41">When </text:span><text:span text:style-name="T43">striking</text:span><text:span text:style-name="T41"> </text:span><text:span text:style-name="T42">with hand or foot </text:span><text:span text:style-name="T43">to make a </text:span><text:span text:style-name="T32">story move</text:span><text:span text:style-name="T55">⌝</text:span><text:span text:style-name="T41">, </text:span><text:span text:style-name="T51">the target’s material or composition can’t make you get </text:span><text:span text:style-name="T50">No Effect.</text:span></text:h>
      <text:h text:style-name="P16" text:outline-level="1"/>
      <text:h text:style-name="P18" text:outline-level="1"><text:span text:style-name="T66">○ </text:span><text:span text:style-name="T69">Down your pants</text:span><text:span text:style-name="T68">?</text:span><text:span text:style-name="T56"> – </text:span><text:span text:style-name="T59">Any instant nobody’s looking at you, you </text:span><text:span text:style-name="T60">either stash your iconic weapon seemingly “nowhere”; or you can retrieve the weapon you previously stashed. </text:span><text:span text:style-name="T61">You can only stash your iconic weapon, </text:span><text:span text:style-name="T62">and only if it’s </text:span><text:span text:style-name="T65">inanimate.</text:span></text:h>
      <text:h text:style-name="P18" text:outline-level="1"><text:span text:style-name="T56"/></text:h>
      <text:h text:style-name="P17" text:outline-level="1"><text:span text:style-name="T66">○ </text:span><text:span text:style-name="T67">Catch a bullet</text:span><text:span text:style-name="T56"> – </text:span><text:span text:style-name="T57">You </text:span><text:span text:style-name="T63">catch</text:span><text:span text:style-name="T57"> </text:span><text:span text:style-name="T58">or deflect </text:span><text:span text:style-name="T57">a bullet or other projectile </text:span><text:span text:style-name="T58">with your body or iconic weapon. </text:span><text:span text:style-name="T64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17:23:41.785961834</dc:date>
    <meta:editing-duration>P8DT22H9M20S</meta:editing-duration>
    <meta:editing-cycles>2533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17" meta:character-count="1755" meta:non-whitespace-character-count="1445"/>
  </office:meta>
</office:document-meta>
</file>